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meta.xml"/>
  <manifest:file-entry manifest:media-type="text/xml" manifest:full-path="content.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page-layout style:name="pm1">
      <style:page-layout-properties fo:page-width="21cm" fo:page-height="29.7cm" style:num-format="1" style:print-orientation="portrait" fo:margin-top="2cm" fo:margin-bottom="2cm" fo:margin-left="2cm" fo:margin-right="2cm" style:writing-mode="lr-tb" style:footnote-max-height="0cm">
        <style:footnote-sep style:width="0.018cm" style:distance-before-sep="0.1cm" style:distance-after-sep="0.1cm" style:adjustment="left" style:rel-width="25%" style:color="#000000"/>
      </style:page-layout-properties>
      <style:header-style/>
      <style:footer-style/>
    </style:page-layout>
    <style:style style:name="sub" style:family="text">
      <style:text-properties style:text-position="-33% 80%"/>
    </style:style>
    <style:style style:name="sup" style:family="text">
      <style:text-properties style:text-position="33% 80%"/>
    </style:style>
    <style:style style:name="del" style:family="text">
      <style:text-properties style:text-line-through-style="solid"/>
    </style:style>
    <style:style style:name="underline" style:family="text">
      <style:text-properties style:text-underline-style="solid" style:text-underline-width="auto" style:text-underline-color="font-color"/>
    </style:style>
    <style:style style:name="media" style:family="graphic" style:parent-style-name="Graphics">
      <style:graphic-properties style:run-through="foreground" style:wrap="parallel" style:number-wrapped-paragraphs="no-limit" style:wrap-contour="false" style:vertical-pos="top" style:vertical-rel="baseline" style:horizontal-pos="left" style:horizontal-rel="paragraph"/>
    </style:style>
    <style:style style:name="medialeft" style:family="graphic" style:parent-style-name="Graphics">
      <style:graphic-properties style:run-through="foreground" style:wrap="parallel" style:number-wrapped-paragraphs="no-limit" style:wrap-contour="false" style:horizontal-pos="left" style:horizontal-rel="paragraph"/>
    </style:style>
    <style:style style:name="mediaright" style:family="graphic" style:parent-style-name="Graphics">
      <style:graphic-properties style:run-through="foreground" style:wrap="parallel" style:number-wrapped-paragraphs="no-limit" style:wrap-contour="false" style:horizontal-pos="right" style:horizontal-rel="paragraph"/>
    </style:style>
    <style:style style:name="mediacenter" style:family="graphic" style:parent-style-name="Graphics">
      <style:graphic-properties style:run-through="foreground" style:wrap="none" style:horizontal-pos="center" style:horizontal-rel="paragraph"/>
    </style:style>
    <style:style style:name="tablealigncenter" style:family="paragraph" style:parent-style-name="Table_20_Contents">
      <style:paragraph-properties fo:text-align="center"/>
    </style:style>
    <style:style style:name="tablealignright" style:family="paragraph" style:parent-style-name="Table_20_Contents">
      <style:paragraph-properties fo:text-align="end"/>
    </style:style>
    <style:style style:name="tablealignleft" style:family="paragraph" style:parent-style-name="Table_20_Contents">
      <style:paragraph-properties fo:text-align="left"/>
    </style:style>
    <style:style style:name="tableheader" style:family="table-cell">
      <style:table-cell-properties fo:padding="0.05cm" fo:border-left="0.002cm solid #000000" fo:border-right="0.002cm solid #000000" fo:border-top="0.002cm solid #000000" fo:border-bottom="0.002cm solid #000000"/>
    </style:style>
    <style:style style:name="tablecell" style:family="table-cell">
      <style:table-cell-properties fo:padding="0.05cm" fo:border-left="0.002cm solid #000000" fo:border-right="0.002cm solid #000000" fo:border-top="0.002cm solid #000000" fo:border-bottom="0.002cm solid #000000"/>
    </style:style>
    <style:style style:name="legendcenter" style:family="paragraph" style:parent-style-name="Illustration">
      <style:paragraph-properties fo:text-align="cente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h text:style-name="Heading_20_1" text:outline-level="1"><text:bookmark-start text:name="testovani_software"/>8. Testování Software<text:bookmark-end text:name="testovani_software"/></text:h>
      <text:p text:style-name="Text_20_body"><text:span text:style-name="Emphasis">Podotázky: Charakterizujte disciplínu testování a popište její místo při řízení projektu. Uveďte jednotlivé druhy testů a podrobně popište jUnit testování.</text:span></text:p>
      <text:list text:style-name="List_20_1">
        <text:list-item>
          <text:p text:style-name="Text_20_body"> je proces používaný k měření softwarové kvality vyvinutého počítačového programu/aplikace/systému.</text:p>
        </text:list-item>
        <text:list-item>
          <text:p text:style-name="Text_20_body"> je standardní součástí životního cyklu programu (program life-cycle)</text:p>
        </text:list-item>
        <text:list-item>
          <text:p text:style-name="Text_20_body"> není možno jej vynechat a pokud je dělán opravdu důkladně, tak patří mezi jednu z nejnáročnějších činností; obvykle zabírá až 40 % z celkové pracnosti projektu. </text:p>
        </text:list-item>
        <text:list-item>
          <text:p text:style-name="Text_20_body"> pokud testujeme v počátečních fázích vývoje, snižuje testování náklady na pozdější odstraňování chyb</text:p>
        </text:list-item>
      </text:list>
      <text:p text:style-name="Text_20_body"><text:span text:style-name="Strong_20_Emphasis">Důležité:</text:span>
Softwarové testování musí být odlišováno od disciplíny Software Quality Assurance, která zahrnuje všechny business procesy, ne pouze testování.</text:p>
      <text:h text:style-name="Heading_20_2" text:outline-level="2"><text:bookmark-start text:name="cil_softwaroveho_testovani"/>Cíl softwarového testování<text:bookmark-end text:name="cil_softwaroveho_testovani"/></text:h>
      <text:p text:style-name="Text_20_body">Cílem testování je objevit co možná nejvyšší počet softwarových chyb, nikoliv zajistit bezchybnost systému. Softwarovým testováním není možno zajistit naprostou bezchybnost systému, jednoduše z toho důvodu, že nelze reálně nasimulovat nekonečné množství vstupních hodnot a následně zkontrolovat nekonečné množství výstupních hodnot, otestovat všechny možné standardní a nestandardní situace a možnosti.</text:p>
      <text:h text:style-name="Heading_20_2" text:outline-level="2"><text:bookmark-start text:name="zakladni_moznosti_overovani"/>Základní možnosti ověřování<text:bookmark-end text:name="zakladni_moznosti_overovani"/></text:h>
      <text:h text:style-name="Heading_20_3" text:outline-level="3"><text:bookmark-start text:name="simulace_na_papire"/>Simulace na papíře<text:bookmark-end text:name="simulace_na_papire"/></text:h>
      <text:h text:style-name="Heading_20_3" text:outline-level="3"><text:bookmark-start text:name="dvoji_cteni_kodu"/>Dvojí čtení kódu<text:bookmark-end text:name="dvoji_cteni_kodu"/></text:h>
      <text:h text:style-name="Heading_20_3" text:outline-level="3"><text:bookmark-start text:name="ladici_vypisy_pouzite_primo_v_kodu"/>Ladící výpisy použité přímo v kódu<text:bookmark-end text:name="ladici_vypisy_pouzite_primo_v_kodu"/></text:h>
      <text:p text:style-name="Text_20_body"><text:span text:style-name="Source_20_Text">System.out.println</text:span> nejjednodušší řešení; po odladění je třeba je odstranit z kódu</text:p>
      <text:h text:style-name="Heading_20_3" text:outline-level="3"><text:bookmark-start text:name="logovani"/>Logování<text:bookmark-end text:name="logovani"/></text:h>
      <text:p text:style-name="Text_20_body">Třeba naučit se novou knihovnu. Pomocí parametrů je možno zapínat a vypínat různé druhy výpisů. Java.util.logging, log4j. </text:p>
      <text:h text:style-name="Heading_20_3" text:outline-level="3"><text:bookmark-start text:name="testovani_a_ladeni_debugging"/>Testování a ladění (debugging)<text:bookmark-end text:name="testovani_a_ladeni_debugging"/></text:h>
      <text:p text:style-name="Text_20_body">Použití speciálního nástroje, který je buď samostatný, nebo je součástí vývojového prostředí. Pomocí breakpointů zastavuje provádění kódu a umožňuje krokování a prohlížení obsahu proměnných. Zaměřuje se na vyhledávání chyb – cílem je chyby lokalizovat a opravit. Oba procesy se vzájemně doplňují (testování najde chybu, ladění najde místo chyby a opraví ji)</text:p>
      <text:h text:style-name="Heading_20_3" text:outline-level="3"><text:bookmark-start text:name="programming_by_contract_assert"/>Programming by Contract (assert)<text:bookmark-end text:name="programming_by_contract_assert"/></text:h>
      <text:p text:style-name="Text_20_body">Postup k určování správnosti kódu prosazovaný v jazyce Eiffel Bernardem Meyerem. Základem jsou tvrzení (asserts), v případě, že neplatí, vyhazuje se chyba.</text:p>
      <text:p text:style-name="Text_20_body"><text:span text:style-name="Strong_20_Emphasis">Vstupní podmínka</text:span>: pre-condition; vstupní podmínky pro fungování metody.</text:p>
      <text:p text:style-name="Text_20_body"><text:span text:style-name="Strong_20_Emphasis">Výstupní podmínka</text:span>: post-condition; splněné podmínky po splnění vstupních podmínek metody.</text:p>
      <text:p text:style-name="Text_20_body"><text:span text:style-name="Strong_20_Emphasis">Invariant</text:span>: podmínky třídy; musí platit po i před spuštěním jakékoliv veřejné metody třídy.</text:p>
      <text:p text:style-name="Text_20_body"><text:span text:style-name="Strong_20_Emphasis">Výhody</text:span>:</text:p>
      <text:list text:style-name="List_20_1">
        <text:list-item>
          <text:p text:style-name="Text_20_body"> umožňuje spouštět aplikaci se zapnutým/vypnutým příkazem assert</text:p>
        </text:list-item>
        <text:list-item>
          <text:p text:style-name="Text_20_body"> umožňuje testovat privátní metody; testuje zevnitř</text:p>
        </text:list-item>
      </text:list>
      <text:p text:style-name="Text_20_body"><text:span text:style-name="Strong_20_Emphasis">Nevýhody</text:span>:</text:p>
      <text:list text:style-name="List_20_1">
        <text:list-item>
          <text:p text:style-name="Text_20_body"> testuje zevnitř.</text:p>
        </text:list-item>
        <text:list-item>
          <text:p text:style-name="Text_20_body"> nelze testovat dostupnost zvenku</text:p>
        </text:list-item>
        <text:list-item>
          <text:p text:style-name="Text_20_body"> nelze testovat širší množinu hodnot</text:p>
        </text:list-item>
        <text:list-item>
          <text:p text:style-name="Text_20_body"> nelze testovat závislosti mezi metodami</text:p>
        </text:list-item>
      </text:list>
      <text:h text:style-name="Heading_20_3" text:outline-level="3"><text:bookmark-start text:name="jednotkove_testovani_trid"/>Jednotkové testování tříd<text:bookmark-end text:name="jednotkove_testovani_trid"/></text:h>
      <text:p text:style-name="Text_20_body">jUnit</text:p>
      <text:list text:style-name="List_20_1">
        <text:list-item>
          <text:p text:style-name="Text_20_body"> OpenSource nástroj pro testování tříd napsaných v Javě</text:p>
        </text:list-item>
        <text:list-item>
          <text:p text:style-name="Text_20_body"> Pro každou třídu se vytvoří soubor testů, které kontrolují, zda jednotlivé veřejné metody vracejí k zadaným vstupům očekávané hodnoty.</text:p>
        </text:list-item>
        <text:list-item>
          <text:p text:style-name="Text_20_body"> Použití např. v metodice TDD (Test-Driven Development) - testy píšeme před zápisem samotného kódu</text:p>
        </text:list-item>
      </text:list>
      <text:h text:style-name="Heading_20_2" text:outline-level="2"><text:bookmark-start text:name="druhy_softwaroveho_testovani"/>Druhy softwarového testování<text:bookmark-end text:name="druhy_softwaroveho_testovani"/></text:h>
      <text:list text:style-name="List_20_1">
        <text:list-item>
          <text:p text:style-name="Text_20_body"> Jednotkové testování</text:p>
        </text:list-item>
      </text:list>
      <text:p text:style-name="Text_20_body">Testy jednotek aplikace (tříd, metod apod.). Obvykle se provádí a vyhodnocují automatizovaně.
Malé jednotky kódu nebo funkcí (unity)
Prováděny vývojáři – kontrola, že kód pokrývá všechny toky a data ve specifikaci.</text:p>
      <text:list text:style-name="List_20_1">
        <text:list-item>
          <text:p text:style-name="Text_20_body"> Integrační testování</text:p>
        </text:list-item>
      </text:list>
      <text:p text:style-name="Text_20_body">Testujeme, jak úspěšná byla integrace jednotlivých modulů programu.
Testy na spolupráci jednotlivých unit
Zaměřeno na rozhraní
Prováděny částečně vývojáři a částečně testery</text:p>
      <text:list text:style-name="List_20_1">
        <text:list-item>
          <text:p text:style-name="Text_20_body"> Funkcionální testování</text:p>
        </text:list-item>
      </text:list>
      <text:p text:style-name="Text_20_body">Funkcionální testování je proces, jehož cílem je zjistit, zda funkcionalita systému odpovídá business požadavkům ve specifikaci (requirements).</text:p>
      <text:list text:style-name="List_20_1">
        <text:list-item>
          <text:p text:style-name="Text_20_body"> Systémové testování</text:p>
        </text:list-item>
      </text:list>
      <text:p text:style-name="Text_20_body">Porovnáme, zda SW jako celek splňuje všeobecné požadavky na něj kladené.
End-to-end testy – v momentě, kdy je aplikace hotová a jednotlivá flow lze otestovat kompletně od začátku do konce. Nadstavba integračních testů, zkoumá se aplikace jako celek, nejen přechody mezi jednotlivými částmi.
Patří sem např.:</text:p>
      <text:list text:style-name="Numbering_20_1">
        <text:list-item>
          <text:p text:style-name="Text_20_body"> Testování objemu</text:p>
        </text:list-item>
        <text:list-item>
          <text:p text:style-name="Text_20_body"> Zátěžové/stress testování</text:p>
        </text:list-item>
        <text:list-item>
          <text:p text:style-name="Text_20_body"> Testování bezpečnosti (security)</text:p>
        </text:list-item>
        <text:list-item>
          <text:p text:style-name="Text_20_body"> Testování spotřeby zdrojů</text:p>
        </text:list-item>
        <text:list-item>
          <text:p text:style-name="Text_20_body"> Testování konfigurace</text:p>
        </text:list-item>
        <text:list-item>
          <text:p text:style-name="Text_20_body"> Testování kompatibility/konverzí</text:p>
        </text:list-item>
        <text:list-item>
          <text:p text:style-name="Text_20_body"> Testování instalace</text:p>
        </text:list-item>
        <text:list-item>
          <text:p text:style-name="Text_20_body"> Testování zálohování/obnovy (recovery procedures)</text:p>
        </text:list-item>
      </text:list>
      <text:list text:style-name="List_20_1">
        <text:list-item>
          <text:p text:style-name="Text_20_body"> Přejímací testy (Acceptance Testing)</text:p>
        </text:list-item>
      </text:list>
      <text:p text:style-name="Text_20_body">Toto testování si provádí sám zákazník při předávání systému nebo během jeho zkušebního provozu. Porovnává funkce programu se svými potřebami a přáními. </text:p>
      <text:h text:style-name="Heading_20_2" text:outline-level="2"><text:bookmark-start text:name="strategie_testovani"/>Strategie testování<text:bookmark-end text:name="strategie_testovani"/></text:h>
      <text:p text:style-name="Text_20_body"><text:span text:style-name="Strong_20_Emphasis">Shora dolů</text:span>
testy nejvyšších subsystémů s maketami místo podřízených objektů. V dalším kroku jsou makety nahrazeny subsystémem a testuje se nižší úroveň.</text:p>
      <text:p text:style-name="Text_20_body">+ rychlé odhalení strukturálních chyb, možnost prezentace funkčních částí</text:p>
      <text:p text:style-name="Text_20_body">- práce navíc s vývojem modulů, obtížná kontrola výstupů, po-testové úpravy –&gt; možnost chyb</text:p>
      <text:p text:style-name="Text_20_body"><text:span text:style-name="Strong_20_Emphasis">Zdola nahoru</text:span>
řídící jednotky jsou nahrazeny maketami, pro důležité části programu se kombinuje se „shora dolů“</text:p>
      <text:p text:style-name="Text_20_body">+ odstraňuje nevýhody testování „shora dolů:</text:p>
      <text:p text:style-name="Text_20_body">- práce navíc s vývojem modulů, chyby odhaleny až po rozsáhlém testování, musí se opravit a testovat nižší úrovně</text:p>
      <text:p text:style-name="Text_20_body"><text:span text:style-name="Strong_20_Emphasis">Průchod systémem</text:span>
testování reakcí na události a sledování procesů probíhajících při reakci
- obrovské množství vstupních kombinací</text:p>
      <text:p text:style-name="Text_20_body"><text:span text:style-name="Strong_20_Emphasis">Zátěžové testování</text:span>
prověřuje schopnost systému pracovat s maximálním zatížením - max. objem dat, operací, uživatelů. Zatížení se zvyšuje až na úroveň, kdy dojde k selhání systému.</text:p>
      <text:p text:style-name="Text_20_body"><text:span text:style-name="Strong_20_Emphasis">Funkční testování</text:span>
zkoumání systému ze znalosti pouze vstupů a výstupů. Hledání takových dat, která budou produkovat nesprávné výsledky.</text:p>
      <text:p text:style-name="Text_20_body"><text:span text:style-name="Strong_20_Emphasis">Strukturální testování</text:span>
testing dat, získaných analýzou zdrojového kódu. Testuje se tak, aby program proběhl všemi svými větvemi. Vhodné pro testování jednotek a modulů.</text:p>
      <text:h text:style-name="Heading_20_2" text:outline-level="2"><text:bookmark-start text:name="metody_testovani_software"/>Metody testování software<text:bookmark-end text:name="metody_testovani_software"/></text:h>
      <text:list text:style-name="List_20_1">
        <text:list-item>
          <text:p text:style-name="Text_20_body"> White-box testing</text:p>
        </text:list-item>
      </text:list>
      <text:p text:style-name="Text_20_body">Při testování pomocí přístupu white-box máme přímou znalost interních mechanismů programu.</text:p>
      <text:list text:style-name="List_20_1">
        <text:list-item>
          <text:p text:style-name="Text_20_body"> Black-box testing</text:p>
        </text:list-item>
      </text:list>
      <text:p text:style-name="Text_20_body">Testování software bez znalosti jeho interní logiky. Na systém nahlížíme jako na černou skříňku.</text:p>
      <text:list text:style-name="List_20_1">
        <text:list-item>
          <text:p text:style-name="Text_20_body"> Gray-box testing</text:p>
        </text:list-item>
      </text:list>
      <text:p text:style-name="Text_20_body">Známé též jako translucent box předpokládá omezenou znalost interních datových a programových struktur za účelem navrhnutí vhodných testovacích scénářů, které se realizují na úrovni black box.</text:p>
      <text:h text:style-name="Heading_20_2" text:outline-level="2"><text:bookmark-start text:name="testovani_sw_dle_cleverandsmart.cz"/>Testování SW dle cleverandsmart.cz<text:bookmark-end text:name="testovani_sw_dle_cleverandsmart.cz"/></text:h>
      <text:p text:style-name="Text_20_body">Další možná členění:</text:p>
      <text:p text:style-name="Text_20_body">Podle subjektu, který je provádí:</text:p>
      <text:list text:style-name="List_20_1">
        <text:list-item>
          <text:p text:style-name="Text_20_body"> dodavatelem, který obvykle provádí testy unitní, integrační a systémové a</text:p>
        </text:list-item>
        <text:list-item>
          <text:p text:style-name="Text_20_body"> odběratelem, který obvykle provádí testy akceptační.</text:p>
        </text:list-item>
      </text:list>
      <text:p text:style-name="Text_20_body">Podle způsobu provedení:</text:p>
      <text:list text:style-name="List_20_1">
        <text:list-item>
          <text:p text:style-name="Text_20_body"> automatizované – jejich výhodou je, že jsou rychlé, lze otestovat větší množství vstupních dat, lze je snadno a s minimálními náklady zopakovat, výsledky testu se zapisují do logu, některé testy se v podstatě ani jinak než automatizovaně dělat nedají (např. zátěžové testy). Jejich nevýhodu je, že je nutné je naprogramovat a to něco stojí.</text:p>
        </text:list-item>
        <text:list-item>
          <text:p text:style-name="Text_20_body"> manuální testy – jejich nevýhodou je, že jsou pomalé, nelze jimi otestovat velké množství vstupních dat, každé opakování je prodražuje, vše je třeba ručně zapisovat. Na druhou stranu se nemusí nic programovat, a některé testy ani jinak než manuálně provést nelze (např. test použitelnosti).</text:p>
        </text:list-item>
      </text:list>
      <text:p text:style-name="Text_20_body">Aby naše dělení bylo úplné, nesmíme zapomenout na:</text:p>
      <text:list text:style-name="List_20_1">
        <text:list-item>
          <text:p text:style-name="Text_20_body"> statické testování – prohlíží se zdrojový kód SW a hledají se v něm chyby,</text:p>
        </text:list-item>
        <text:list-item>
          <text:p text:style-name="Text_20_body"> dynamické testování – chyby se hledají za běhu SW.</text:p>
        </text:list-item>
      </text:list>
      <text:p text:style-name="Text_20_body">K testování SW je vhodné přistoupit jako k jakémukoliv jinému <text:span text:style-name="Strong_20_Emphasis">projektu</text:span>. Celý projekt lze rozdělit do <text:span text:style-name="Strong_20_Emphasis">4 hlavních částí</text:span>:</text:p>
      <text:list text:style-name="List_20_1">
        <text:list-item>
          <text:p text:style-name="Text_20_body"> Příprava na testování – v této fázi vznikají obvykle tyto dokumenty: testovací plán, testovací scénáře a testovací případy.</text:p>
        </text:list-item>
        <text:list-item>
          <text:p text:style-name="Text_20_body"> Provedení testů – v souladu s testovacím plánem pak probíhají vlastní testy podle testovacích scénářů.</text:p>
        </text:list-item>
        <text:list-item>
          <text:p text:style-name="Text_20_body"> Vyhodnocení testů – pokud by se vyhodnocování neprovádělo, tak by testování ani nemělo smysl.</text:p>
        </text:list-item>
        <text:list-item>
          <text:p text:style-name="Text_20_body"> Rozhodnutí o dalším postupu – zopakování některých testů apod.</text:p>
        </text:list-item>
      </text:list>
      <text:p text:style-name="Text_20_body">V rámci testování SW lze identifikovat tyto <text:span text:style-name="Strong_20_Emphasis">role</text:span>:</text:p>
      <text:list text:style-name="List_20_1">
        <text:list-item>
          <text:p text:style-name="Text_20_body"> Test designer – zodpovědný za přípravu testů, vytváří testovací scénáře, logické a fyzické testovací případy a rozhoduje o tom, jaká budou testovací data.</text:p>
        </text:list-item>
        <text:list-item>
          <text:p text:style-name="Text_20_body"> Test manager – zodpovědný za plánování, organizovaní, koordinování a reportování stavu testování.</text:p>
        </text:list-item>
        <text:list-item>
          <text:p text:style-name="Text_20_body"> Test executor – zodpovědný za vlastní provedení testů, dokumentuje výsledky testů, kontroluje logy a hlásí defekty.</text:p>
        </text:list-item>
        <text:list-item>
          <text:p text:style-name="Text_20_body"> Defect solver – nejčastěji to bývá vývojář, kdo řeší defekty.</text:p>
        </text:list-item>
      </text:list>
      <text:h text:style-name="Heading_20_3" text:outline-level="3"><text:bookmark-start text:name="testovaci_plan"/>Testovací plán<text:bookmark-end text:name="testovaci_plan"/></text:h>
      <text:p text:style-name="Text_20_body">Jedná se o dokument, který slouží k popsání toho, co se bude testovat a to kdy, kde, jak, kým a čím.</text:p>
      <text:list text:style-name="List_20_1">
        <text:list-item>
          <text:p text:style-name="Text_20_body"> Úvod (Introduction/Management summary)</text:p>
        </text:list-item>
        <text:list-item>
          <text:p text:style-name="Text_20_body"> Dokumentace (Test items)</text:p>
        </text:list-item>
        <text:list-item>
          <text:p text:style-name="Text_20_body"> Vlastnosti, které budou testovány (Features to be tested)</text:p>
        </text:list-item>
        <text:list-item>
          <text:p text:style-name="Text_20_body"> Vlastnosti, které nebudou testovány (Features not to be tested)</text:p>
        </text:list-item>
        <text:list-item>
          <text:p text:style-name="Text_20_body"> Průběh testů (Approach)</text:p>
        </text:list-item>
        <text:list-item>
          <text:p text:style-name="Text_20_body"> Přerušení testů (Suspension criteria and resumption requirements)</text:p>
        </text:list-item>
        <text:list-item>
          <text:p text:style-name="Text_20_body"> Výstupy z testování (Test deliverables)</text:p>
        </text:list-item>
        <text:list-item>
          <text:p text:style-name="Text_20_body"> Harmonogram testování (Schedule)</text:p>
        </text:list-item>
        <text:list-item>
          <text:p text:style-name="Text_20_body"> Požadavky na zdroje (Environmental needs)</text:p>
        </text:list-item>
        <text:list-item>
          <text:p text:style-name="Text_20_body"> Odpvědnosti (Responsibilities)</text:p>
        </text:list-item>
        <text:list-item>
          <text:p text:style-name="Text_20_body"> Personální zajištění (Staffing and training needs)</text:p>
        </text:list-item>
        <text:list-item>
          <text:p text:style-name="Text_20_body"> Rizika (Risks and contingencies)</text:p>
        </text:list-item>
        <text:list-item>
          <text:p text:style-name="Text_20_body"> Souhlas s testováním (Approvals)</text:p>
        </text:list-item>
      </text:list>
      <text:h text:style-name="Heading_20_3" text:outline-level="3"><text:bookmark-start text:name="testovaci_scenar"/>Testovací scénář<text:bookmark-end text:name="testovaci_scenar"/></text:h>
      <text:p text:style-name="Text_20_body">Testovacímu scénáři by měl být přidělen jednoznačný identifikátor a měl by obsahovat odkaz na Plán testování (ten by zase měl jednoznačně identifikovat testovací scénáře). Testovací scénář je tvořen sadou testovacích případů. Může se jednat o testovací případy, které na sebe navazují a musí být vykonány v přesně uvedeném pořadí. Nebo na pořadí, v jakém jsou jednotlivé testovací případy prováděny, nezáleží. Testovací scénář může mít stejnou hierarchickou strukturu jako má specifikace požadavků. Cílem test designera by mělo být pokrytí všech požadavků odpovídajícími testovacími případy. Běžně se postupuje tak, že se provede návrh testovacích scénářů, následně dojde k jejich posouzení a poté k jejich případné opravě. Testovací scénář, pokud má podobu dokumentu, mívá obvykle tuto strukturu:</text:p>
      <text:list text:style-name="List_20_1">
        <text:list-item>
          <text:p text:style-name="Text_20_body"> Vlastnosti, které budou testovány (Features to be tested)</text:p>
        </text:list-item>
        <text:list-item>
          <text:p text:style-name="Text_20_body"> Přístup k testování (Test approach)</text:p>
        </text:list-item>
        <text:list-item>
          <text:p text:style-name="Text_20_body"> Testovací případy</text:p>
        </text:list-item>
        <text:list-item>
          <text:p text:style-name="Text_20_body"> Kritéria - (Pass/Fail criteria)</text:p>
        </text:list-item>
      </text:list>
      <text:h text:style-name="Heading_20_3" text:outline-level="3"><text:bookmark-start text:name="testovaci_pripad"/>Testovací případ<text:bookmark-end text:name="testovaci_pripad"/></text:h>
      <text:p text:style-name="Text_20_body">Testovací případ (test case) definuje postup, jak otestovat daný požadavek. Pokud hovoříme o požadavcích, máme na mysli funkční a nefunkční požadavky uváděné většinou v SRS (Software Requirements Specification) dokumentu. Testovací případ popisuje, jak otestovat požadovanou funkčnost, to znamená, co má být zadáno na vstupu a co lze očekávat na výstupu.</text:p>
      <text:p text:style-name="Text_20_body">Struktura:</text:p>
      <text:list text:style-name="List_20_1">
        <text:list-item>
          <text:p text:style-name="Text_20_body"> Jednoznačná Identifikace testovacího případu</text:p>
        </text:list-item>
        <text:list-item>
          <text:p text:style-name="Text_20_body"> Priorita testovacího případu</text:p>
        </text:list-item>
        <text:list-item>
          <text:p text:style-name="Text_20_body"> Popis testovacího případu</text:p>
        </text:list-item>
        <text:list-item>
          <text:p text:style-name="Text_20_body"> Vstup</text:p>
        </text:list-item>
        <text:list-item>
          <text:p text:style-name="Text_20_body"> Zpracování</text:p>
        </text:list-item>
        <text:list-item>
          <text:p text:style-name="Text_20_body"> Výstup</text:p>
        </text:list-item>
        <text:list-item>
          <text:p text:style-name="Text_20_body"> HW a SW konfigurace</text:p>
        </text:list-item>
        <text:list-item>
          <text:p text:style-name="Text_20_body"> Předcházející test</text:p>
        </text:list-item>
      </text:list>
      <text:h text:style-name="Heading_20_3" text:outline-level="3"><text:bookmark-start text:name="testovaci_skript"/>Testovací skript<text:bookmark-end text:name="testovaci_skript"/></text:h>
      <text:h text:style-name="Heading_20_3" text:outline-level="3"><text:bookmark-start text:name="testovaci_log"/>Testovací log<text:bookmark-end text:name="testovaci_log"/></text:h>
      <text:p text:style-name="Text_20_body"><text:span text:style-name="Emphasis">zájemci rozšíří</text:span></text:p>
      <text:h text:style-name="Heading_20_3" text:outline-level="3"><text:bookmark-start text:name="test_status_report"/>Test status report<text:bookmark-end text:name="test_status_report"/></text:h>
      <text:p text:style-name="Text_20_body">Jedná se o zprávu o výsledcích testování, kterou zpravidla Test manager předkládá vlastníkovi.</text:p>
      <text:h text:style-name="Heading_20_2" text:outline-level="2"><text:bookmark-start text:name="zdroje"/>Zdroje<text:bookmark-end text:name="zdroje"/></text:h>
      <text:p text:style-name="Text_20_body">Původní text - anonymní autor</text:p>
      <text:p text:style-name="Text_20_body">Dle <text:a xlink:type="simple" xlink:href="http://www.cleverandsmart.cz/">http://www.cleverandsmart.cz/</text:a> <text:span text:style-name="Emphasis">V.K.</text:span>, Ondra 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Garamond" svg:font-family="Garamond" style:font-adornments="obyčejné" style:font-family-generic="roman" style:font-pitch="variable"/>
    <style:font-face style:name="Garamond1" svg:font-family="Garamond" style:font-adornments="tučné"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Garamond" fo:font-size="14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style:text-properties style:font-name="Garamond1"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style:font-name="Garamond1"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class="text" style:default-outline-level="3">
      <style:text-properties style:font-name="Garamond1"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style:page-number="auto"/>
      <style:text-properties style:font-name="Garamond1"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class="text" style:default-outline-level="5">
      <style:text-properties style:font-name="Garamond1"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6" style:display-name="Heading 6" style:family="paragraph" style:parent-style-name="Heading" style:next-style-name="Text_20_body" style:class="text" style:default-outline-level="6">
      <style:text-properties style:font-name="Garamond1"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office:document-meta>
</file>